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5-11-19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5-09-24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5-08-26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5-07-28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5-06-23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5-05-27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5-04-29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5-03-13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5-02-26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5-01-28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4-12-19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4-11-20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4-10-28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4-09-19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4-08-27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4-07-29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4-06-24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4-05-30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4-04-22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4-03-25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4-02-29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4-01-29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3-12-28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3-11-29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3-10-30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3-09-26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3-08-28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3-08-07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3-07-24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3-06-28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3-05-22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3-04-24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3-03-29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3-02-24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3-01-24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2-12-28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2-11-28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2-10-26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2-09-27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2-08-30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2-07-25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2-06-27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2-05-23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2-04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2-03-21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2-02-23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2-01-25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1-12-2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1-11-22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1-10-27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1-09-27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1-08-30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1-07-28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1-06-28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1-05-24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1-04-26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1-03-29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1-02-23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1-01-25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0-12-21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0-11-23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0-10-26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0-09-22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0-08-24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0-07-29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0-06-29 1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0-05-26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0-04-27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0-03-26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0-02-24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20-01-27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9-12-23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9-11-26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9-10-29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9-09-25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9-08-26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9-07-31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9-06-25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9-05-30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9-04-23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9-03-25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9-02-26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9-01-28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8-11-29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8-10-25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8-09-24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8-08-28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8-07-30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8-06-25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8-05-24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8-04-18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8-03-26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8-02-26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8-01-24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7-12-26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7-11-24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7-10-30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7-09-21 1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7-08-28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7-07-26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7-06-29 1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7-05-30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7-04-20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7-03-29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7-02-28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7-01-26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6-12-27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6-11-25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6-10-25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6-09-22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6-08-23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6-07-26 1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6-06-27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6-05-25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6-04-26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6-03-24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6-02-29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6-01-26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5-12-22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5-11-24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5-10-30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5-09-22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5-08-26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5-07-30 1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5-06-24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5-05-28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5-04-30 1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5-03-24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5-02-26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5-01-29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4-12-22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4-11-22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4-10-30 1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4-09-17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4-08-28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4-08-27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4-07-31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4-06-2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4-05-28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4-04-29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4-03-26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4-02-2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4-01-29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3-12-27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3-11-26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3-10-29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3-09-24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3-08-27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3-07-29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3-07-22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3-06-26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3-05-30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3-04-19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3-04-09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3-03-29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3-02-27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3-01-31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2-12-27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2-12-03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2-11-02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2-09-25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2-08-30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2-08-29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2-07-27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2-06-27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2-05-30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2-04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2-04-09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2-03-27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2-02-27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2-01-30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1-12-29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1-11-22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1-10-27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1-09-26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1-08-31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1-07-21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1-07-11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1-06-28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1-05-25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1-04-22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1-03-28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1-02-24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1-01-26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0-12-22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0-11-24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0-10-28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0-09-28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0-08-26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0-07-21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0-06-24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0-05-26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0-04-22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0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10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09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09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0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09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09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09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09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09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09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0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09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0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09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08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08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08-10-17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08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08-06-10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08-05-27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08-04-21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08-03-26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08-02-26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08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07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07-11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07-11-15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07-10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07-09-1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07-07-3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07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07-04-23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06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05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05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05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05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2004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1993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1992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43075273802</text:p>
          </table:table-cell>
          <table:table-cell office:value-type="string" calcext:value-type="string">
            <text:p>WO Cc <text:s text:c="2"/>3</text:p>
          </table:table-cell>
          <table:table-cell office:value-type="string" calcext:value-type="string">
            <text:p>1988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58" meta:object-count="0"/>
    <meta:user-defined meta:name="AppVersion">3.0</meta:user-defined>
  </office:meta>
</office:document-meta>
</file>